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ic Sans" svg:font-family="'Comic Sans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cm" style:contextual-spacing="false"/>
      <style:text-properties officeooo:rsid="000cfbfd" officeooo:paragraph-rsid="000cfbfd"/>
    </style:style>
    <style:style style:name="P2" style:family="paragraph" style:parent-style-name="Text_20_body" style:list-style-name="L1" style:master-page-name="">
      <loext:graphic-properties draw:fill="none"/>
      <style:paragraph-properties fo:margin-top="0cm" fo:margin-bottom="0cm" style:contextual-spacing="false" fo:line-height="115%" style:page-number="auto" fo:background-color="transparent"/>
      <style:text-properties officeooo:rsid="000f1404" officeooo:paragraph-rsid="000f1404"/>
    </style:style>
    <style:style style:name="P3" style:family="paragraph" style:parent-style-name="Text_20_body" style:list-style-name="L1">
      <loext:graphic-properties draw:fill="none"/>
      <style:paragraph-properties fo:margin-top="0cm" fo:margin-bottom="0cm" style:contextual-spacing="false" fo:line-height="115%" fo:background-color="transparent"/>
      <style:text-properties officeooo:rsid="0012108a" officeooo:paragraph-rsid="0012108a"/>
    </style:style>
    <style:style style:name="P4" style:family="paragraph" style:parent-style-name="Text_20_body" style:list-style-name="L1">
      <loext:graphic-properties draw:fill="none"/>
      <style:paragraph-properties fo:margin-top="0cm" fo:margin-bottom="0cm" style:contextual-spacing="false" fo:line-height="115%" fo:background-color="transparent"/>
      <style:text-properties officeooo:rsid="00133bea" officeooo:paragraph-rsid="00133be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mic Sans" fo:font-size="26pt" fo:font-weight="bold" style:font-name-asian="Noto Sans CJK SC" style:font-size-asian="26pt" style:font-weight-asian="bold" style:font-name-complex="Lohit Devanagari1" style:font-size-complex="26pt" style:font-weight-complex="bold"/>
    </style:style>
    <style:style style:name="T3" style:family="text">
      <style:text-properties officeooo:rsid="0012108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2">GIOCO DI RUOLO ANI</text:span><text:span text:style-name="T1">MATORI</text:span></text:p>
      <text:p text:style-name="P1">Ruoli:</text:p>
      <text:list xml:id="list3504935176" text:style-name="L1">
        <text:list-item>
          <text:p text:style-name="P2">capo-animatore <text:span text:style-name="T3">rispettato dagli altri</text:span></text:p>
        </text:list-item>
        <text:list-item>
          <text:p text:style-name="P3">responsabile dei giochi perfettino</text:p>
        </text:list-item>
        <text:list-item>
          <text:p text:style-name="P3">timido</text:p>
        </text:list-item>
        <text:list-item>
          <text:p text:style-name="P4">simpatico (il preferito dei ragazzi)</text:p>
        </text:list-item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ic Sans" svg:font-family="'Comic Sans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Comic Sans" fo:font-family="'Comic Sans'" style:font-style-name="Normale" style:font-family-generic="script" style:font-pitch="variable" fo:font-size="16pt" officeooo:rsid="000cfbfd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margin-top="0cm" fo:margin-bottom="0cm" style:contextual-spacing="false" fo:text-align="center" style:justify-single-word="false"/>
      <style:text-properties style:font-name="Comic Sans" fo:font-family="'Comic Sans'" style:font-style-name="Normale" style:font-family-generic="script" style:font-pitch="variable" fo:font-size="26pt" fo:font-weight="normal" style:font-size-asian="26pt" style:font-weight-asian="bold" style:font-size-complex="2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16:49:05.389416397</meta:creation-date>
    <meta:generator>LibreOffice/7.3.7.2$Linux_X86_64 LibreOffice_project/30$Build-2</meta:generator>
    <dc:date>2024-05-10T13:23:19.640214929</dc:date>
    <meta:editing-duration>PT1H41M4S</meta:editing-duration>
    <meta:editing-cycles>7</meta:editing-cycles>
    <meta:document-statistic meta:table-count="0" meta:image-count="0" meta:object-count="0" meta:page-count="1" meta:paragraph-count="7" meta:word-count="24" meta:character-count="148" meta:non-whitespace-character-count="135"/>
  </office:meta>
</office:document-meta>
</file>